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9c80" officeooo:paragraph-rsid="00059c80"/>
    </style:style>
    <style:style style:name="P2" style:family="paragraph" style:parent-style-name="Standard">
      <style:text-properties officeooo:rsid="00059c80" officeooo:paragraph-rsid="00059c80"/>
    </style:style>
    <style:style style:name="P3" style:family="paragraph" style:parent-style-name="Standard">
      <style:text-properties officeooo:rsid="0006c6fc" officeooo:paragraph-rsid="0006c6fc"/>
    </style:style>
    <style:style style:name="T1" style:family="text">
      <style:text-properties officeooo:rsid="0006c6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ne <text:span text:style-name="T1">So</text:span>ldier <text:span text:style-name="T1">Fu</text:span>neral</text:p>
      <text:p text:style-name="P1"/>
      <text:p text:style-name="P1">Lone soldier Ohad Amit died while fighting for our country. <text:span text:style-name="T1">Unfortunately, there</text:span> is no one to accompany him during his last trip. Please come and pay your respects for a man who gave his life to protect you.</text:p>
      <text:p text:style-name="P1">Date: 5.<text:span text:style-name="T1">5.</text:span>2014 time: 4:00 where: <text:span text:style-name="T1">Ra</text:span>mat Gan cemetery</text:p>
      <text:p text:style-name="P1"/>
      <text:p text:style-name="P1"/>
      <text:p text:style-name="P1"/>
      <text:p text:style-name="P1"><text:span text:style-name="T1">F</text:span>armers <text:span text:style-name="T1">Ma</text:span>rket <text:span text:style-name="T1">in Tel Aviv</text:span></text:p>
      <text:p text:style-name="P1"/>
      <text:p text:style-name="P1"><text:span text:style-name="T1">The a</text:span>riculture business in the <text:span text:style-name="T1">south</text:span> has suffered greatly because of the war. We have invited farmers from the <text:span text:style-name="T1">south</text:span> to sell their fresh and tasty produce here <text:span text:style-name="T1">as that can't be done in the south</text:span>. We invite you to come and purchase these tasty fruits and vegetables strait from the source with a special price!</text:p>
      <text:p text:style-name="P1">Date: 7.<text:span text:style-name="T1">5</text:span>.2014 time: 12:00 where Tel Aviv Square</text:p>
      <text:p text:style-name="P1"/>
      <text:p text:style-name="P3">Fund raiser for the families in the south</text:p>
      <text:p text:style-name="P3"/>
      <text:p text:style-name="P3">Over the past summer missiles have hit and ruined numerous houses in the south of the state. We wish to have a fund raiser for those who have had their houses destroyed as a result of this. In order to help, we will be hosting a fund raiser in Gan Saker in hope to raise a respectful amount of money. <text:s/></text:p>
      <text:p text:style-name="P3">Date: 28.5.2014 Time:11:00 location: Gak Saker, Jerusale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6T11:49:52.295691742</meta:creation-date>
    <dc:date>2014-08-06T17:50:47.651911807</dc:date>
    <meta:editing-duration>P0D</meta:editing-duration>
    <meta:editing-cycles>2</meta:editing-cycles>
    <meta:generator>LibreOffice/4.2.4.2$Linux_X86_64 LibreOffice_project/420m0$Build-2</meta:generator>
    <meta:document-statistic meta:table-count="0" meta:image-count="0" meta:object-count="0" meta:page-count="1" meta:paragraph-count="9" meta:word-count="193" meta:character-count="1061" meta:non-whitespace-character-count="875"/>
  </office:meta>
</office:document-meta>
</file>